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andler.onAnswer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Handler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.onReply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Handler.onReceiv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Handler.require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.onFault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Handler.onSend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